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ezeichner:</text:p>
      <text:list xml:id="list1766825306" text:style-name="L1">
        <text:list-item>
          <text:p text:style-name="P1">Lebenspunkte/Leben</text:p>
        </text:list-item>
        <text:list-item>
          <text:p text:style-name="P1">Lebensregeneration</text:p>
        </text:list-item>
        <text:list-item>
          <text:p text:style-name="P1">Manapunkte/Mana</text:p>
        </text:list-item>
        <text:list-item>
          <text:p text:style-name="P1">Manaregeneration</text:p>
        </text:list-item>
        <text:list-item>
          <text:p text:style-name="P1">Schaden</text:p>
        </text:list-item>
        <text:list-item>
          <text:p text:style-name="P1">Rüstung</text:p>
        </text:list-item>
        <text:list-item>
          <text:p text:style-name="P1">Erfahrung</text:p>
        </text:list-item>
        <text:list-item>
          <text:p text:style-name="P1">Stufe</text:p>
        </text:list-item>
        <text:list-item>
          <text:p text:style-name="P1">Zauberpunkte</text:p>
        </text:list-item>
        <text:list-item>
          <text:p text:style-name="P1">Stärke</text:p>
        </text:list-item>
        <text:list-item>
          <text:p text:style-name="P1">Geschick</text:p>
        </text:list-item>
        <text:list-item>
          <text:p text:style-name="P1">Wissen</text:p>
        </text:list-item>
        <text:list-item>
          <text:p text:style-name="P1">Angriffsgeschwindigkeit</text:p>
        </text:list-item>
        <text:list-item>
          <text:p text:style-name="P1">Bewegungsgeschwindigkeit</text:p>
        </text:list-item>
        <text:list-item>
          <text:p text:style-name="P1">Attribute</text:p>
        </text:list-item>
        <text:list-item>
          <text:p text:style-name="P1">Hauptattribut</text:p>
        </text:list-item>
        <text:list-item>
          <text:p text:style-name="P1">Nebenattribute</text:p>
        </text:list-item>
      </text:list>
      <text:p text:style-name="Standard"/>
      <text:p text:style-name="Standard">Stärkeboni:</text:p>
      <text:p text:style-name="Standard">+0,10 Lebensregeneration</text:p>
      <text:p text:style-name="Standard">+30 Lebenspunkte</text:p>
      <text:p text:style-name="Standard"/>
      <text:p text:style-name="Standard">Geschickboni:</text:p>
      <text:p text:style-name="Standard">+0.30 Rüstung</text:p>
      <text:p text:style-name="Standard">+0.02 Angriffsgeschwindigkeit</text:p>
      <text:p text:style-name="Standard"/>
      <text:p text:style-name="Standard">Wissensboni:</text:p>
      <text:p text:style-name="Standard">+0,05 Manaregeneration</text:p>
      <text:p text:style-name="Standard">+15 Manapunkte</text:p>
      <text:p text:style-name="Standard"/>
      <text:p text:style-name="Standard">Charaktere:</text:p>
      <text:p text:style-name="Standard">Basislebenspunkte: 100</text:p>
      <text:p text:style-name="Standard">Basislebensregeneration: 0.25</text:p>
      <text:p text:style-name="Standard">Basismanapunkte: 50</text:p>
      <text:p text:style-name="Standard">Basismanaregeneration: 0.01</text:p>
      <text:p text:style-name="Standard"/>
      <text:p text:style-name="Standard">Jeder Punkt auf dem Hauptattribut erhöht den verursachten Schaden um 1, daher ist die Wertigkeit von Hauptattributpunkten höher als die der Nebenattribute.</text:p>
      <text:p text:style-name="Standard"/>
      <text:p text:style-name="Standard">Basisattribute: 6 Punkte auf die drei Attribute verteilen (möglicherweise zählen Punkte auf dem Hautpattribut mehr). Da man anscheinend keine Kommazahlen im Objekteditor angeben kann, einfach überall 2 eintragen.</text:p>
      <text:p text:style-name="Standard"/>
      <text:p text:style-name="Standard">Pro Stufe werden insgesamt 6 Attributspunkte addiert (möglicherweise zählen Punkte auf das Hauptattribut mehr).</text:p>
      <text:p text:style-name="Standard"/>
      <text:p text:style-name="Standard">Informationen zur Spielerzahl:</text:p>
      <text:p text:style-name="Standard">Liegt die Spielerzahl unter dem Maximum von 6 Spielern, so müssen die Charaktere verstärkt werden, damit eine Art Gleichgewicht wieder hergestellt wird.</text:p>
      <text:p text:style-name="Standard">Jedes Attribut wird um fehlende Spielerzahl * 2 erhöht.</text:p>
      <text:p text:style-name="Standard"><text:soft-page-break/>Bei einem Stufenaufstieg erhält man pro Attribut einen Bonus von fehlende Spielerzahl * 2.</text:p>
      <text:p text:style-name="Standard">Man erhält pro Stufe 2 Zauberpunkte.</text:p>
      <text:p text:style-name="Standard"/>
      <text:p text:style-name="Standard">Geistliche Klassen:</text:p>
      <text:p text:style-name="Standard">1,60 Stärke, 1,60 Geschick, 2,80 Wissen</text:p>
      <text:p text:style-name="Standard">Hauptattribut: Wissen</text:p>
      <text:p text:style-name="Standard"/>
      <text:p text:style-name="Standard">Ritter:</text:p>
      <text:p text:style-name="Standard">2 Stärke, 2 Geschick, 2 Wissen</text:p>
      <text:p text:style-name="Standard">Hauptattribut: Stärke</text:p>
      <text:p text:style-name="Standard"/>
      <text:p text:style-name="Standard">Drachentöter:</text:p>
      <text:p text:style-name="Standard">3 Stärke, 1,90 Geschick, 1,10 Wissen</text:p>
      <text:p text:style-name="Standard">Hauptattribut: Stärke</text:p>
      <text:p text:style-name="Standard"/>
      <text:p text:style-name="Standard">Waldläufer:</text:p>
      <text:p text:style-name="Standard">1,80 Stärke, 3 Geschick, 1,20 Wissen</text:p>
      <text:p text:style-name="Standard">Hauptattribut: Geschick</text:p>
      <text:p text:style-name="Standard"/>
      <text:p text:style-name="Standard">Magierklassen:</text:p>
      <text:p text:style-name="Standard">1,50 Stärke, 1,50 Geschick, 3 Wissen</text:p>
      <text:p text:style-name="Standard">Hauptattribut: Wiss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Bitstream Vera Sans" style:font-size-asian="12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amino Dauth</meta:initial-creator>
    <meta:creation-date>2009-08-04T17:56:26</meta:creation-date>
    <meta:generator>OpenOffice.org/3.2$Linux OpenOffice.org_project/320m12$Build-9483</meta:generator>
    <dc:date>2010-04-11T15:30:57</dc:date>
    <dc:creator>Tamino Dauth</dc:creator>
    <meta:editing-duration>PT00H54M03S</meta:editing-duration>
    <meta:editing-cycles>29</meta:editing-cycles>
    <meta:document-statistic meta:table-count="0" meta:image-count="0" meta:object-count="0" meta:page-count="2" meta:paragraph-count="55" meta:word-count="214" meta:character-count="1680"/>
  </office:meta>
</office:document-meta>
</file>